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18pt" officeooo:rsid="000b5ae6" officeooo:paragraph-rsid="000b5ae6" style:font-size-asian="15.75pt" style:font-size-complex="18pt"/>
    </style:style>
    <style:style style:name="P2" style:family="paragraph" style:parent-style-name="Standard">
      <style:text-properties officeooo:rsid="000b5ae6" officeooo:paragraph-rsid="000b5ae6"/>
    </style:style>
    <style:style style:name="T1" style:family="text">
      <style:text-properties fo:font-size="11pt" fo:font-style="italic" style:font-size-asian="9.60000038146973pt" style:font-style-asian="italic" style:font-size-complex="11pt" style:font-style-complex="italic"/>
    </style:style>
    <style:style style:name="T2" style:family="text">
      <style:text-properties officeooo:rsid="000d31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is is a technology demo of the Lightning Game Engine. I have been developing this for several weeks (since March 2, 2021) and it has recently reached a state <text:span text:style-name="T2">where I believe it is acceptable to be shown off for demo purpose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8pt" officeooo:rsid="000b5ae6" officeooo:paragraph-rsid="000b5ae6" style:font-size-asian="15.75pt" style:font-size-complex="18pt"/>
    </style:style>
    <style:style style:name="MT1" style:family="text">
      <style:text-properties fo:font-size="11pt" fo:font-style="italic" style:font-size-asian="9.60000038146973pt" style:font-style-asian="italic" style:font-size-complex="11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ightning Milestone 3 (Technology Demo) Readme<text:line-break/><text:span text:style-name="MT1">XX/XX/XXXX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8T14:02:20.590000000</meta:creation-date>
    <dc:date>2021-04-09T01:10:09.503000000</dc:date>
    <meta:editing-duration>PT2H18M24S</meta:editing-duration>
    <meta:editing-cycles>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" meta:word-count="49" meta:character-count="283" meta:non-whitespace-character-count="236"/>
  </office:meta>
</office:document-meta>
</file>